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2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paragraph-rsid="00077d1f"/>
    </style:style>
    <style:style style:name="P3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77d1f" officeooo:paragraph-rsid="00077d1f"/>
    </style:style>
    <style:style style:name="P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77d1f" officeooo:paragraph-rsid="0007d1c4"/>
    </style:style>
    <style:style style:name="P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847e6" officeooo:paragraph-rsid="000847e6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847e6" officeooo:paragraph-rsid="000bc7e7"/>
    </style:style>
    <style:style style:name="P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a2c3f" officeooo:paragraph-rsid="000bc7e7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a2c3f" officeooo:paragraph-rsid="000d29b6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loext:opacity="100%" style:font-name="monospace" fo:font-size="10.5pt" fo:letter-spacing="normal" fo:font-style="normal" fo:font-weight="normal" officeooo:rsid="000cb1a7" officeooo:paragraph-rsid="000cb1a7"/>
    </style:style>
    <style:style style:name="T1" style:family="text">
      <style:text-properties style:font-name-asian="Noto Sans Mono CJK SC" style:font-size-asian="10pt" style:font-name-complex="Liberation Mono" style:font-size-complex="10pt"/>
    </style:style>
    <style:style style:name="T2" style:family="text">
      <style:text-properties officeooo:rsid="000b002a" style:font-name-asian="Noto Sans Mono CJK SC" style:font-size-asian="10pt" style:font-name-complex="Liberation Mono" style:font-size-complex="10pt"/>
    </style:style>
    <style:style style:name="T3" style:family="text">
      <style:text-properties officeooo:rsid="0008d92a" style:font-name-asian="Noto Sans Mono CJK SC" style:font-size-asian="10pt" style:font-name-complex="Liberation Mono" style:font-size-complex="10pt"/>
    </style:style>
    <style:style style:name="T4" style:family="text">
      <style:text-properties officeooo:rsid="000bc7e7" style:font-name-asian="Noto Sans Mono CJK SC" style:font-size-asian="10pt" style:font-name-complex="Liberation Mono" style:font-size-complex="10pt"/>
    </style:style>
    <style:style style:name="T5" style:family="text">
      <style:text-properties officeooo:rsid="000cb1a7" style:font-name-asian="Noto Sans Mono CJK SC" style:font-size-asian="10pt" style:font-name-complex="Liberation Mono" style:font-size-complex="10pt"/>
    </style:style>
    <style:style style:name="T6" style:family="text">
      <style:text-properties officeooo:rsid="000d29b6" style:font-name-asian="Noto Sans Mono CJK SC" style:font-size-asian="10pt" style:font-name-complex="Liberation Mono" style:font-size-complex="10pt"/>
    </style:style>
    <style:style style:name="T7" style:family="text">
      <style:text-properties officeooo:rsid="00077d1f" style:font-name-asian="Noto Sans Mono CJK SC" style:font-size-asian="10pt" style:font-name-complex="Liberation Mono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lloidal isotherm usage</text:span></text:p>
      <text:p text:style-name="P5"><text:span text:style-name="T1"/></text:p>
      <text:p text:style-name="P5"><text:span text:style-name="T1">Hi everyone,</text:span></text:p>
      <text:p text:style-name="P5"><text:span text:style-name="T1"/></text:p>
      <text:p text:style-name="P8"><text:span text:style-name="T2">I</text:span><text:span text:style-name="T3">’m </text:span><text:span text:style-name="T1">trying to learn how to use the colloidal isotherm</text:span><text:span text:style-name="T2">, </text:span><text:span text:style-name="T4">and </text:span><text:span text:style-name="T2">my test simulation is failing to converge. </text:span><text:span text:style-name="T4">The .h5 file </text:span><text:span text:style-name="T5">for my test is </text:span><text:span text:style-name="T4">attached, along with an associated notebook. I’</text:span><text:span text:style-name="T5">m using</text:span><text:span text:style-name="T4"> </text:span><text:span text:style-name="T6">isotherm </text:span><text:span text:style-name="T4">parameters comparable to those in the BindingModels.cpp test case. </text:span><text:span text:style-name="T5">Could you please direct me on the </text:span><text:span text:style-name="T6">colloidal isotherm’s </text:span><text:span text:style-name="T5">appropriate usage/</text:span><text:span text:style-name="T6">let me know if I’m missing anything? (I don’t believe this is included in the user documentation yet.)</text:span></text:p>
      <text:p text:style-name="P7"><text:span text:style-name="T5"/></text:p>
      <text:p text:style-name="P9"><text:span text:style-name="T1">Thank you!</text:span></text:p>
      <text:p text:style-name="P9"><text:span text:style-name="T1">Chase</text:span></text:p>
      <text:p text:style-name="P7"><text:span text:style-name="T2"/></text:p>
      <text:p text:style-name="P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1T15:23:29.197467453</meta:creation-date>
    <dc:date>2021-06-21T17:03:48.093361461</dc:date>
    <meta:editing-duration>PT7M56S</meta:editing-duration>
    <meta:editing-cycles>1</meta:editing-cycles>
    <meta:document-statistic meta:table-count="0" meta:image-count="0" meta:object-count="0" meta:page-count="1" meta:paragraph-count="5" meta:word-count="79" meta:character-count="487" meta:non-whitespace-character-count="413"/>
    <meta:generator>LibreOffice/7.0.6.2$Linux_X86_64 LibreOffice_project/00$Build-2</meta:generator>
  </office:meta>
</office:document-meta>
</file>